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0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106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46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2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202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292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305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46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0" office:value-type="string" calcext:value-type="string" table:number-columns-spanned="1" table:number-rows-spanned="2">
            <text:p>Teclado convencional</text:p>
          </table:table-cell>
          <table:table-cell table:style-name="ce50" office:value-type="string" calcext:value-type="string" table:number-columns-spanned="1" table:number-rows-spanned="2">
            <text:p>Que tienen equivalente</text:p>
          </table:table-cell>
          <table:table-cell table:style-name="ce106" office:value-type="string" calcext:value-type="string" table:number-columns-spanned="1" table:number-rows-spanned="2">
            <text:p>Sin asignar</text:p>
          </table:table-cell>
          <table:table-cell table:style-name="ce50" office:value-type="string" calcext:value-type="string" table:number-columns-spanned="1" table:number-rows-spanned="2">
            <text:p>Ratón teclas</text:p>
          </table:table-cell>
          <table:table-cell table:style-name="ce50" office:value-type="string" calcext:value-type="string" table:number-columns-spanned="1" table:number-rows-spanned="2">
            <text:p>Desplazamiento ratón</text:p>
          </table:table-cell>
          <table:table-cell table:style-name="ce50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202"/>
          <table:covered-table-cell table:number-columns-repeated="3" table:style-name="ce172"/>
          <table:table-cell table:style-name="ce305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0"/>
          <table:covered-table-cell table:style-name="ce106"/>
          <table:covered-table-cell table:number-columns-repeated="3" table:style-name="ce50"/>
          <table:covered-table-cell table:style-name="ce55"/>
          <table:table-cell table:style-name="ce172" office:value-type="string" calcext:value-type="string">
            <text:p>Keys in Buttonbox</text:p>
          </table:table-cell>
          <table:table-cell table:style-name="ce202" office:value-type="string" calcext:value-type="string">
            <text:p>Slider (control deslizante)</text:p>
          </table:table-cell>
          <table:table-cell table:style-name="ce172" office:value-type="string" calcext:value-type="string">
            <text:p>Switch de dos posiciones</text:p>
          </table:table-cell>
          <table:table-cell table:style-name="ce172" office:value-type="string" calcext:value-type="string">
            <text:p>Switch magnetico</text:p>
          </table:table-cell>
          <table:table-cell table:style-name="ce172" office:value-type="string" calcext:value-type="string">
            <text:p>Rotary Encoder</text:p>
          </table:table-cell>
          <table:covered-table-cell table:style-name="ce305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292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29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292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1])*[.C$3]" office:value-type="float" office:value="6" calcext:value-type="float">
            <text:p>6</text:p>
          </table:table-cell>
          <table:table-cell table:style-name="ce218" table:formula="of:=SUM([.D42:.D91])*[.D$3]" office:value-type="float" office:value="17" calcext:value-type="float">
            <text:p>17</text:p>
          </table:table-cell>
          <table:table-cell table:style-name="ce232" table:formula="of:=SUM([.E42:.E91])*[.E$3]" office:value-type="float" office:value="12" calcext:value-type="float">
            <text:p>12</text:p>
          </table:table-cell>
          <table:table-cell table:style-name="ce218" table:formula="of:=SUM([.F42:.F91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1])*[.H$3]" office:value-type="float" office:value="1" calcext:value-type="float">
            <text:p>1</text:p>
          </table:table-cell>
          <table:table-cell table:style-name="ce252" table:formula="of:=SUM([.I42:.I91])*[.I$3]" office:value-type="float" office:value="9" calcext:value-type="float">
            <text:p>9</text:p>
          </table:table-cell>
          <table:table-cell table:style-name="ce76" table:formula="of:=SUM([.J42:.J91])*[.J$3]" office:value-type="float" office:value="12" calcext:value-type="float">
            <text:p>12</text:p>
          </table:table-cell>
          <table:table-cell table:style-name="ce92" table:formula="of:=SUM([.K42:.K91])*[.K$3]" office:value-type="float" office:value="0" calcext:value-type="float">
            <text:p>0</text:p>
          </table:table-cell>
          <table:table-cell table:style-name="ce76" table:formula="of:=SUM([.L42:.L91])*[.L$3]" office:value-type="float" office:value="6" calcext:value-type="float">
            <text:p>6</text:p>
          </table:table-cell>
          <table:table-cell table:style-name="ce76" table:formula="of:=SUM([.M42:.M91])*[.M$3]" office:value-type="float" office:value="0" calcext:value-type="float">
            <text:p>0</text:p>
          </table:table-cell>
          <table:table-cell table:style-name="ce76" table:formula="of:=SUM([.N42:.N91])*[.N$3]" office:value-type="float" office:value="0" calcext:value-type="float">
            <text:p>0</text:p>
          </table:table-cell>
          <table:table-cell table:style-name="ce225" table:formula="of:=SUM([.C41:.N41])" office:value-type="float" office:value="63" calcext:value-type="float">
            <text:p>6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3])*[.C$3]" office:value-type="float" office:value="1" calcext:value-type="float">
            <text:p>1</text:p>
          </table:table-cell>
          <table:table-cell table:style-name="ce203" table:formula="of:=SUM([.D93])*[.D$3]" office:value-type="float" office:value="0" calcext:value-type="float">
            <text:p>0</text:p>
          </table:table-cell>
          <table:table-cell table:style-name="ce229" table:formula="of:=SUM([.E93])*[.E$3]" office:value-type="float" office:value="0" calcext:value-type="float">
            <text:p>0</text:p>
          </table:table-cell>
          <table:table-cell table:style-name="ce203" table:formula="of:=SUM([.F93])*[.F$3]" office:value-type="float" office:value="0" calcext:value-type="float">
            <text:p>0</text:p>
          </table:table-cell>
          <table:table-cell table:style-name="ce203"/>
          <table:table-cell table:style-name="ce203" table:formula="of:=SUM([.H93])*[.H$3]" office:value-type="float" office:value="0" calcext:value-type="float">
            <text:p>0</text:p>
          </table:table-cell>
          <table:table-cell table:style-name="ce246" table:formula="of:=SUM([.I93])*[.I$3]" office:value-type="float" office:value="0" calcext:value-type="float">
            <text:p>0</text:p>
          </table:table-cell>
          <table:table-cell table:style-name="ce72" table:formula="of:=SUM([.J93])*[.J$3]" office:value-type="float" office:value="1" calcext:value-type="float">
            <text:p>1</text:p>
          </table:table-cell>
          <table:table-cell table:style-name="ce88" table:formula="of:=SUM([.K93])*[.K$3]" office:value-type="float" office:value="0" calcext:value-type="float">
            <text:p>0</text:p>
          </table:table-cell>
          <table:table-cell table:style-name="ce72" table:formula="of:=SUM([.L93])*[.L$3]" office:value-type="float" office:value="0" calcext:value-type="float">
            <text:p>0</text:p>
          </table:table-cell>
          <table:table-cell table:style-name="ce72" table:formula="of:=SUM([.M93])*[.M$3]" office:value-type="float" office:value="0" calcext:value-type="float">
            <text:p>0</text:p>
          </table:table-cell>
          <table:table-cell table:style-name="ce72" table:formula="of:=SUM([.N93])*[.N$3]" office:value-type="float" office:value="0" calcext:value-type="float">
            <text:p>0</text:p>
          </table:table-cell>
          <table:table-cell table:style-name="ce225" table:formula="of:=SUM([.C92:.N92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5:.C97])*[.C$3]" office:value-type="float" office:value="3" calcext:value-type="float">
            <text:p>3</text:p>
          </table:table-cell>
          <table:table-cell table:style-name="ce203" table:formula="of:=SUM([.D95:.D97])*[.D$3]" office:value-type="float" office:value="0" calcext:value-type="float">
            <text:p>0</text:p>
          </table:table-cell>
          <table:table-cell table:style-name="ce229" table:formula="of:=SUM([.E95:.E97])*[.E$3]" office:value-type="float" office:value="0" calcext:value-type="float">
            <text:p>0</text:p>
          </table:table-cell>
          <table:table-cell table:style-name="ce203" table:formula="of:=SUM([.F95:.F97])*[.F$3]" office:value-type="float" office:value="0" calcext:value-type="float">
            <text:p>0</text:p>
          </table:table-cell>
          <table:table-cell table:style-name="ce203"/>
          <table:table-cell table:style-name="ce203" table:formula="of:=SUM([.H95:.H97])*[.H$3]" office:value-type="float" office:value="0" calcext:value-type="float">
            <text:p>0</text:p>
          </table:table-cell>
          <table:table-cell table:style-name="ce246" table:formula="of:=SUM([.I95:.I97])*[.I$3]" office:value-type="float" office:value="0" calcext:value-type="float">
            <text:p>0</text:p>
          </table:table-cell>
          <table:table-cell table:style-name="ce72" table:formula="of:=SUM([.J95:.J97])*[.J$3]" office:value-type="float" office:value="3" calcext:value-type="float">
            <text:p>3</text:p>
          </table:table-cell>
          <table:table-cell table:style-name="ce88" table:formula="of:=SUM([.K95:.K97])*[.K$3]" office:value-type="float" office:value="0" calcext:value-type="float">
            <text:p>0</text:p>
          </table:table-cell>
          <table:table-cell table:style-name="ce72" table:formula="of:=SUM([.L95:.L97])*[.L$3]" office:value-type="float" office:value="0" calcext:value-type="float">
            <text:p>0</text:p>
          </table:table-cell>
          <table:table-cell table:style-name="ce72" table:formula="of:=SUM([.M95:.M97])*[.M$3]" office:value-type="float" office:value="0" calcext:value-type="float">
            <text:p>0</text:p>
          </table:table-cell>
          <table:table-cell table:style-name="ce72" table:formula="of:=SUM([.N95:.N97])*[.N$3]" office:value-type="float" office:value="0" calcext:value-type="float">
            <text:p>0</text:p>
          </table:table-cell>
          <table:table-cell table:style-name="ce225" table:formula="of:=SUM([.C94:.N94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Vehicles – Targeting</text:p>
          </table:table-cell>
          <table:table-cell table:style-name="ce8"/>
          <table:table-cell table:style-name="ce8" table:formula="of:=SUM([.C99:.C121])*[.C$3]" office:value-type="float" office:value="9" calcext:value-type="float">
            <text:p>9</text:p>
          </table:table-cell>
          <table:table-cell table:style-name="ce8" table:formula="of:=SUM([.D99:.D121])*[.D$3]" office:value-type="float" office:value="5" calcext:value-type="float">
            <text:p>5</text:p>
          </table:table-cell>
          <table:table-cell table:style-name="ce8" table:formula="of:=SUM([.E99:.E121])*[.E$3]" office:value-type="float" office:value="9" calcext:value-type="float">
            <text:p>9</text:p>
          </table:table-cell>
          <table:table-cell table:style-name="ce8" table:formula="of:=SUM([.F99:.F121])*[.F$3]" office:value-type="float" office:value="0" calcext:value-type="float">
            <text:p>0</text:p>
          </table:table-cell>
          <table:table-cell table:style-name="ce8"/>
          <table:table-cell table:style-name="ce8" table:formula="of:=SUM([.H99:.H121])*[.H$3]" office:value-type="float" office:value="0" calcext:value-type="float">
            <text:p>0</text:p>
          </table:table-cell>
          <table:table-cell table:style-name="ce8" table:formula="of:=SUM([.I99:.I121])*[.I$3]" office:value-type="float" office:value="0" calcext:value-type="float">
            <text:p>0</text:p>
          </table:table-cell>
          <table:table-cell table:style-name="ce8" table:formula="of:=SUM([.J99:.J121])*[.J$3]" office:value-type="float" office:value="16" calcext:value-type="float">
            <text:p>16</text:p>
          </table:table-cell>
          <table:table-cell table:style-name="ce8" table:formula="of:=SUM([.K99:.K121])*[.K$3]" office:value-type="float" office:value="0" calcext:value-type="float">
            <text:p>0</text:p>
          </table:table-cell>
          <table:table-cell table:style-name="ce8" table:formula="of:=SUM([.L99:.L121])*[.L$3]" office:value-type="float" office:value="2" calcext:value-type="float">
            <text:p>2</text:p>
          </table:table-cell>
          <table:table-cell table:style-name="ce8" table:formula="of:=SUM([.M99:.M121])*[.M$3]" office:value-type="float" office:value="0" calcext:value-type="float">
            <text:p>0</text:p>
          </table:table-cell>
          <table:table-cell table:style-name="ce8" table:formula="of:=SUM([.N99:.N121])*[.N$3]" office:value-type="float" office:value="0" calcext:value-type="float">
            <text:p>0</text:p>
          </table:table-cell>
          <table:table-cell table:style-name="ce8" table:formula="of:=SUM([.C98:.N98])" office:value-type="float" office:value="41" calcext:value-type="float">
            <text:p>41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Pin Index 1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2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3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1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2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3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8"/>
          <table:table-cell table:style-name="ce8" office:value-type="string" calcext:value-type="string">
            <text:p>Pin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Unpin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8"/>
          <table:table-cell table:style-name="ce8" office:value-type="string" calcext:value-type="string">
            <text:p>Remove All Pinned Target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Lock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Unlock Lock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able / Disable Look Ahead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able / Disable Target Padlock (toggle, hold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Auto Zoom On Selected Target On / Off (Toggle, Hold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Switch Flight Lead / Lag Reticle (Toggle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3:.C146])*[.C$3]" office:value-type="float" office:value="14" calcext:value-type="float">
            <text:p>14</text:p>
          </table:table-cell>
          <table:table-cell table:style-name="ce203" table:formula="of:=SUM([.D123:.D146])*[.D$3]" office:value-type="float" office:value="0" calcext:value-type="float">
            <text:p>0</text:p>
          </table:table-cell>
          <table:table-cell table:style-name="ce203" table:formula="of:=SUM([.E123:.E146])*[.E$3]" office:value-type="float" office:value="9" calcext:value-type="float">
            <text:p>9</text:p>
          </table:table-cell>
          <table:table-cell table:style-name="ce203" table:formula="of:=SUM([.F123:.F146])*[.F$3]" office:value-type="float" office:value="0" calcext:value-type="float">
            <text:p>0</text:p>
          </table:table-cell>
          <table:table-cell table:style-name="ce203"/>
          <table:table-cell table:style-name="ce203" table:formula="of:=SUM([.H123:.H146])*[.H$3]" office:value-type="float" office:value="0" calcext:value-type="float">
            <text:p>0</text:p>
          </table:table-cell>
          <table:table-cell table:style-name="ce203" table:formula="of:=SUM([.I123:.I146])*[.I$3]" office:value-type="float" office:value="0" calcext:value-type="float">
            <text:p>0</text:p>
          </table:table-cell>
          <table:table-cell table:style-name="ce203" table:formula="of:=SUM([.J123:.J146])*[.J$3]" office:value-type="float" office:value="24" calcext:value-type="float">
            <text:p>24</text:p>
          </table:table-cell>
          <table:table-cell table:style-name="ce203" table:formula="of:=SUM([.K123:.K146])*[.K$3]" office:value-type="float" office:value="0" calcext:value-type="float">
            <text:p>0</text:p>
          </table:table-cell>
          <table:table-cell table:style-name="ce203" table:formula="of:=SUM([.L123:.L146])*[.L$3]" office:value-type="float" office:value="0" calcext:value-type="float">
            <text:p>0</text:p>
          </table:table-cell>
          <table:table-cell table:style-name="ce203" table:formula="of:=SUM([.M123:.M146])*[.M$3]" office:value-type="float" office:value="0" calcext:value-type="float">
            <text:p>0</text:p>
          </table:table-cell>
          <table:table-cell table:style-name="ce203" table:formula="of:=SUM([.N123:.N146])*[.N$3]" office:value-type="float" office:value="0" calcext:value-type="float">
            <text:p>0</text:p>
          </table:table-cell>
          <table:table-cell table:style-name="ce203" table:formula="of:=SUM([.C122:.N122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Flight – Target Hailing</text:p>
          </table:table-cell>
          <table:table-cell table:style-name="ce8"/>
          <table:table-cell table:style-name="ce8" table:formula="of:=SUM([.C148])*[.C$3]" office:value-type="float" office:value="1" calcext:value-type="float">
            <text:p>1</text:p>
          </table:table-cell>
          <table:table-cell table:style-name="ce8" table:formula="of:=SUM([.D148])*[.D$3]" office:value-type="float" office:value="0" calcext:value-type="float">
            <text:p>0</text:p>
          </table:table-cell>
          <table:table-cell table:style-name="ce8" table:formula="of:=SUM([.E148])*[.E$3]" office:value-type="float" office:value="0" calcext:value-type="float">
            <text:p>0</text:p>
          </table:table-cell>
          <table:table-cell table:style-name="ce8" table:formula="of:=SUM([.F148])*[.F$3]" office:value-type="float" office:value="0" calcext:value-type="float">
            <text:p>0</text:p>
          </table:table-cell>
          <table:table-cell table:style-name="ce8"/>
          <table:table-cell table:style-name="ce8" table:formula="of:=SUM([.H148])*[.H$3]" office:value-type="float" office:value="0" calcext:value-type="float">
            <text:p>0</text:p>
          </table:table-cell>
          <table:table-cell table:style-name="ce8" table:formula="of:=SUM([.I148])*[.I$3]" office:value-type="float" office:value="0" calcext:value-type="float">
            <text:p>0</text:p>
          </table:table-cell>
          <table:table-cell table:style-name="ce8" table:formula="of:=SUM([.J148])*[.J$3]" office:value-type="float" office:value="1" calcext:value-type="float">
            <text:p>1</text:p>
          </table:table-cell>
          <table:table-cell table:style-name="ce8" table:formula="of:=SUM([.K148])*[.K$3]" office:value-type="float" office:value="0" calcext:value-type="float">
            <text:p>0</text:p>
          </table:table-cell>
          <table:table-cell table:style-name="ce8" table:formula="of:=SUM([.L148])*[.L$3]" office:value-type="float" office:value="0" calcext:value-type="float">
            <text:p>0</text:p>
          </table:table-cell>
          <table:table-cell table:style-name="ce8" table:formula="of:=SUM([.M148])*[.M$3]" office:value-type="float" office:value="0" calcext:value-type="float">
            <text:p>0</text:p>
          </table:table-cell>
          <table:table-cell table:style-name="ce8" table:formula="of:=SUM([.N148])*[.N$3]" office:value-type="float" office:value="0" calcext:value-type="float">
            <text:p>0</text:p>
          </table:table-cell>
          <table:table-cell table:style-name="ce8" table:formula="of:=SUM([.C147:.N147])" office:value-type="float" office:value="2" calcext:value-type="float">
            <text:p>2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>
          <table:table-cell/>
          <table:table-cell table:style-name="ce212" office:value-type="string" calcext:value-type="string">
            <text:p>Hail Target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0:.C152])*[.C$3]" office:value-type="float" office:value="3" calcext:value-type="float">
            <text:p>3</text:p>
          </table:table-cell>
          <table:table-cell table:style-name="ce203" table:formula="of:=SUM([.D150:.D152])*[.D$3]" office:value-type="float" office:value="0" calcext:value-type="float">
            <text:p>0</text:p>
          </table:table-cell>
          <table:table-cell table:style-name="ce229" table:formula="of:=SUM([.E150:.E152])*[.E$3]" office:value-type="float" office:value="0" calcext:value-type="float">
            <text:p>0</text:p>
          </table:table-cell>
          <table:table-cell table:style-name="ce203" table:formula="of:=SUM([.F150:.F152])*[.F$3]" office:value-type="float" office:value="0" calcext:value-type="float">
            <text:p>0</text:p>
          </table:table-cell>
          <table:table-cell table:style-name="ce203"/>
          <table:table-cell table:style-name="ce203" table:formula="of:=SUM([.H150:.H152])*[.H$3]" office:value-type="float" office:value="0" calcext:value-type="float">
            <text:p>0</text:p>
          </table:table-cell>
          <table:table-cell table:style-name="ce246" table:formula="of:=SUM([.I150:.I152])*[.I$3]" office:value-type="float" office:value="0" calcext:value-type="float">
            <text:p>0</text:p>
          </table:table-cell>
          <table:table-cell table:style-name="ce72" table:formula="of:=SUM([.J150:.J152])*[.J$3]" office:value-type="float" office:value="1" calcext:value-type="float">
            <text:p>1</text:p>
          </table:table-cell>
          <table:table-cell table:style-name="ce88" table:formula="of:=SUM([.K150:.K152])*[.K$3]" office:value-type="float" office:value="0" calcext:value-type="float">
            <text:p>0</text:p>
          </table:table-cell>
          <table:table-cell table:style-name="ce72" table:formula="of:=SUM([.L150:.L152])*[.L$3]" office:value-type="float" office:value="0" calcext:value-type="float">
            <text:p>0</text:p>
          </table:table-cell>
          <table:table-cell table:style-name="ce72" table:formula="of:=SUM([.M150:.M152])*[.M$3]" office:value-type="float" office:value="0" calcext:value-type="float">
            <text:p>0</text:p>
          </table:table-cell>
          <table:table-cell table:style-name="ce72" table:formula="of:=SUM([.N150:.N152])*[.N$3]" office:value-type="float" office:value="2" calcext:value-type="float">
            <text:p>2</text:p>
          </table:table-cell>
          <table:table-cell table:style-name="ce225" table:formula="of:=SUM([.C149:.N149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4:.C154])*[.C$3]" office:value-type="float" office:value="1" calcext:value-type="float">
            <text:p>1</text:p>
          </table:table-cell>
          <table:table-cell table:style-name="ce3" table:formula="of:=SUM([.D154:.D154])*[.D$3]" office:value-type="float" office:value="0" calcext:value-type="float">
            <text:p>0</text:p>
          </table:table-cell>
          <table:table-cell table:style-name="ce3" table:formula="of:=SUM([.E154:.E154])*[.E$3]" office:value-type="float" office:value="0" calcext:value-type="float">
            <text:p>0</text:p>
          </table:table-cell>
          <table:table-cell table:style-name="ce3" table:formula="of:=SUM([.F154:.F156])*[.F$3]" office:value-type="float" office:value="0" calcext:value-type="float">
            <text:p>0</text:p>
          </table:table-cell>
          <table:table-cell table:style-name="ce3"/>
          <table:table-cell table:style-name="ce3" table:formula="of:=SUM([.H154:.H154])*[.H$3]" office:value-type="float" office:value="0" calcext:value-type="float">
            <text:p>0</text:p>
          </table:table-cell>
          <table:table-cell table:style-name="ce139" table:formula="of:=SUM([.I154:.I154])*[.I$3]" office:value-type="float" office:value="0" calcext:value-type="float">
            <text:p>0</text:p>
          </table:table-cell>
          <table:table-cell table:style-name="ce165" table:formula="of:=SUM([.J154:.J154])*[.J$3]" office:value-type="float" office:value="1" calcext:value-type="float">
            <text:p>1</text:p>
          </table:table-cell>
          <table:table-cell table:style-name="ce186" table:formula="of:=SUM([.K154:.K154])*[.K$3]" office:value-type="float" office:value="0" calcext:value-type="float">
            <text:p>0</text:p>
          </table:table-cell>
          <table:table-cell table:style-name="ce165" table:formula="of:=SUM([.L154:.L154])*[.L$3]" office:value-type="float" office:value="0" calcext:value-type="float">
            <text:p>0</text:p>
          </table:table-cell>
          <table:table-cell table:style-name="ce165" table:formula="of:=SUM([.M154:.M154])*[.M$3]" office:value-type="float" office:value="0" calcext:value-type="float">
            <text:p>0</text:p>
          </table:table-cell>
          <table:table-cell table:style-name="ce165" table:formula="of:=SUM([.N154:.N154])*[.N$3]" office:value-type="float" office:value="0" calcext:value-type="float">
            <text:p>0</text:p>
          </table:table-cell>
          <table:table-cell table:style-name="ce268" table:formula="of:=SUM([.C153:.N153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6:.C158])*[.C$3]" office:value-type="float" office:value="3" calcext:value-type="float">
            <text:p>3</text:p>
          </table:table-cell>
          <table:table-cell table:style-name="ce203" table:formula="of:=SUM([.D156:.D158])*[.D$3]" office:value-type="float" office:value="0" calcext:value-type="float">
            <text:p>0</text:p>
          </table:table-cell>
          <table:table-cell table:style-name="ce229" table:formula="of:=SUM([.E156:.E158])*[.E$3]" office:value-type="float" office:value="0" calcext:value-type="float">
            <text:p>0</text:p>
          </table:table-cell>
          <table:table-cell table:style-name="ce203" table:formula="of:=SUM([.F156:.F158])*[.F$3]" office:value-type="float" office:value="0" calcext:value-type="float">
            <text:p>0</text:p>
          </table:table-cell>
          <table:table-cell table:style-name="ce203"/>
          <table:table-cell table:style-name="ce203" table:formula="of:=SUM([.H156:.H158])*[.H$3]" office:value-type="float" office:value="0" calcext:value-type="float">
            <text:p>0</text:p>
          </table:table-cell>
          <table:table-cell table:style-name="ce246" table:formula="of:=SUM([.I156:.I158])*[.I$3]" office:value-type="float" office:value="0" calcext:value-type="float">
            <text:p>0</text:p>
          </table:table-cell>
          <table:table-cell table:style-name="ce72" table:formula="of:=SUM([.J156:.J158])*[.J$3]" office:value-type="float" office:value="1" calcext:value-type="float">
            <text:p>1</text:p>
          </table:table-cell>
          <table:table-cell table:style-name="ce88" table:formula="of:=SUM([.K156:.K158])*[.K$3]" office:value-type="float" office:value="0" calcext:value-type="float">
            <text:p>0</text:p>
          </table:table-cell>
          <table:table-cell table:style-name="ce72" table:formula="of:=SUM([.L156:.L158])*[.L$3]" office:value-type="float" office:value="0" calcext:value-type="float">
            <text:p>0</text:p>
          </table:table-cell>
          <table:table-cell table:style-name="ce72" table:formula="of:=SUM([.M156:.M158])*[.M$3]" office:value-type="float" office:value="0" calcext:value-type="float">
            <text:p>0</text:p>
          </table:table-cell>
          <table:table-cell table:style-name="ce72" table:formula="of:=SUM([.N156:.N158])*[.N$3]" office:value-type="float" office:value="2" calcext:value-type="float">
            <text:p>2</text:p>
          </table:table-cell>
          <table:table-cell table:style-name="ce225" table:formula="of:=SUM([.C155:.N15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0:.C168])*[.C$3]" office:value-type="float" office:value="0" calcext:value-type="float">
            <text:p>0</text:p>
          </table:table-cell>
          <table:table-cell table:style-name="ce203" table:formula="of:=SUM([.D160:.D168])*[.D$3]" office:value-type="float" office:value="1" calcext:value-type="float">
            <text:p>1</text:p>
          </table:table-cell>
          <table:table-cell table:style-name="ce229" table:formula="of:=SUM([.E160:.E168])*[.E$3]" office:value-type="float" office:value="0" calcext:value-type="float">
            <text:p>0</text:p>
          </table:table-cell>
          <table:table-cell table:style-name="ce203" table:formula="of:=SUM([.F160:.F168])*[.F$3]" office:value-type="float" office:value="8" calcext:value-type="float">
            <text:p>8</text:p>
          </table:table-cell>
          <table:table-cell table:style-name="ce203"/>
          <table:table-cell table:style-name="ce203" table:formula="of:=SUM([.H160:.H168])*[.H$3]" office:value-type="float" office:value="0" calcext:value-type="float">
            <text:p>0</text:p>
          </table:table-cell>
          <table:table-cell table:style-name="ce246" table:formula="of:=SUM([.I160:.I168])*[.I$3]" office:value-type="float" office:value="0" calcext:value-type="float">
            <text:p>0</text:p>
          </table:table-cell>
          <table:table-cell table:style-name="ce72" table:formula="of:=SUM([.J160:.J168])*[.J$3]" office:value-type="float" office:value="6" calcext:value-type="float">
            <text:p>6</text:p>
          </table:table-cell>
          <table:table-cell table:style-name="ce88" table:formula="of:=SUM([.K160:.K168])*[.K$3]" office:value-type="float" office:value="0" calcext:value-type="float">
            <text:p>0</text:p>
          </table:table-cell>
          <table:table-cell table:style-name="ce72" table:formula="of:=SUM([.L160:.L168])*[.L$3]" office:value-type="float" office:value="0" calcext:value-type="float">
            <text:p>0</text:p>
          </table:table-cell>
          <table:table-cell table:style-name="ce72" table:formula="of:=SUM([.M160:.M168])*[.M$3]" office:value-type="float" office:value="0" calcext:value-type="float">
            <text:p>0</text:p>
          </table:table-cell>
          <table:table-cell table:style-name="ce72" table:formula="of:=SUM([.N160:.N168])*[.N$3]" office:value-type="float" office:value="2" calcext:value-type="float">
            <text:p>2</text:p>
          </table:table-cell>
          <table:table-cell table:style-name="ce225" table:formula="of:=SUM([.C159:.N159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0:.C179])*[.C$3]" office:value-type="float" office:value="1" calcext:value-type="float">
            <text:p>1</text:p>
          </table:table-cell>
          <table:table-cell table:style-name="ce8" table:formula="of:=SUM([.D170:.D179])*[.D$3]" office:value-type="float" office:value="5" calcext:value-type="float">
            <text:p>5</text:p>
          </table:table-cell>
          <table:table-cell table:style-name="ce109" table:formula="of:=SUM([.E170:.E179])*[.E$3]" office:value-type="float" office:value="2" calcext:value-type="float">
            <text:p>2</text:p>
          </table:table-cell>
          <table:table-cell table:style-name="ce8" table:formula="of:=SUM([.F170:.F179])*[.F$3]" office:value-type="float" office:value="3" calcext:value-type="float">
            <text:p>3</text:p>
          </table:table-cell>
          <table:table-cell table:style-name="ce8"/>
          <table:table-cell table:style-name="ce8" table:formula="of:=SUM([.H170:.H179])*[.H$3]" office:value-type="float" office:value="1" calcext:value-type="float">
            <text:p>1</text:p>
          </table:table-cell>
          <table:table-cell table:style-name="ce8" table:formula="of:=SUM([.I170:.I178])*[.I$3]" office:value-type="float" office:value="0" calcext:value-type="float">
            <text:p>0</text:p>
          </table:table-cell>
          <table:table-cell table:style-name="ce166" table:formula="of:=SUM([.J170:.J178])*[.J$3]" office:value-type="float" office:value="1" calcext:value-type="float">
            <text:p>1</text:p>
          </table:table-cell>
          <table:table-cell table:style-name="ce166" table:formula="of:=SUM([.K170:.K178])*[.K$3]" office:value-type="float" office:value="1" calcext:value-type="float">
            <text:p>1</text:p>
          </table:table-cell>
          <table:table-cell table:style-name="ce166" table:formula="of:=SUM([.L170:.L178])*[.L$3]" office:value-type="float" office:value="0" calcext:value-type="float">
            <text:p>0</text:p>
          </table:table-cell>
          <table:table-cell table:style-name="ce166" table:formula="of:=SUM([.M170:.M179])*[.M$3]" office:value-type="float" office:value="4" calcext:value-type="float">
            <text:p>4</text:p>
          </table:table-cell>
          <table:table-cell table:style-name="ce166" table:formula="of:=SUM([.N170:.N179])*[.N$3]" office:value-type="float" office:value="0" calcext:value-type="float">
            <text:p>0</text:p>
          </table:table-cell>
          <table:table-cell table:style-name="ce269" table:formula="of:=SUM([.C169:.N169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0:.C187])*[.C$3]" office:value-type="float" office:value="0" calcext:value-type="float">
            <text:p>0</text:p>
          </table:table-cell>
          <table:table-cell table:style-name="ce203" table:formula="of:=SUM([.D180:.D187])*[.D$3]" office:value-type="float" office:value="4" calcext:value-type="float">
            <text:p>4</text:p>
          </table:table-cell>
          <table:table-cell table:style-name="ce229" table:formula="of:=SUM([.E180:.E187])*[.E$3]" office:value-type="float" office:value="0" calcext:value-type="float">
            <text:p>0</text:p>
          </table:table-cell>
          <table:table-cell table:style-name="ce203" table:formula="of:=SUM([.F180:.F187])*[.F$3]" office:value-type="float" office:value="0" calcext:value-type="float">
            <text:p>0</text:p>
          </table:table-cell>
          <table:table-cell table:style-name="ce203"/>
          <table:table-cell table:style-name="ce203" table:formula="of:=SUM([.H180:.H187])*[.H$3]" office:value-type="float" office:value="0" calcext:value-type="float">
            <text:p>0</text:p>
          </table:table-cell>
          <table:table-cell table:style-name="ce246" table:formula="of:=SUM([.I180:.I187])*[.I$3]" office:value-type="float" office:value="2" calcext:value-type="float">
            <text:p>2</text:p>
          </table:table-cell>
          <table:table-cell table:style-name="ce72" table:formula="of:=SUM([.J180:.J187])*[.J$3]" office:value-type="float" office:value="2" calcext:value-type="float">
            <text:p>2</text:p>
          </table:table-cell>
          <table:table-cell table:style-name="ce88" table:formula="of:=SUM([.K180:.K187])*[.K$3]" office:value-type="float" office:value="0" calcext:value-type="float">
            <text:p>0</text:p>
          </table:table-cell>
          <table:table-cell table:style-name="ce72" table:formula="of:=SUM([.L180:.L187])*[.L$3]" office:value-type="float" office:value="0" calcext:value-type="float">
            <text:p>0</text:p>
          </table:table-cell>
          <table:table-cell table:style-name="ce72" table:formula="of:=SUM([.M180:.M187])*[.M$3]" office:value-type="float" office:value="0" calcext:value-type="float">
            <text:p>0</text:p>
          </table:table-cell>
          <table:table-cell table:style-name="ce72" table:formula="of:=SUM([.N180:.N187])*[.N$3]" office:value-type="float" office:value="0" calcext:value-type="float">
            <text:p>0</text:p>
          </table:table-cell>
          <table:table-cell table:style-name="ce225" table:formula="of:=SUM([.C179:.N179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89:.C201])*[.C$3]" office:value-type="float" office:value="8" calcext:value-type="float">
            <text:p>8</text:p>
          </table:table-cell>
          <table:table-cell table:style-name="ce49" table:formula="of:=SUM([.D189:.D201])*[.D$3]" office:value-type="float" office:value="0" calcext:value-type="float">
            <text:p>0</text:p>
          </table:table-cell>
          <table:table-cell table:style-name="ce49" table:formula="of:=SUM([.E189:.E201])*[.E$3]" office:value-type="float" office:value="2" calcext:value-type="float">
            <text:p>2</text:p>
          </table:table-cell>
          <table:table-cell table:style-name="ce49" table:formula="of:=SUM([.F189:.F201])*[.F$3]" office:value-type="float" office:value="0" calcext:value-type="float">
            <text:p>0</text:p>
          </table:table-cell>
          <table:table-cell table:style-name="ce49"/>
          <table:table-cell table:style-name="ce49" table:formula="of:=SUM([.H189:.H201])*[.H$3]" office:value-type="float" office:value="0" calcext:value-type="float">
            <text:p>0</text:p>
          </table:table-cell>
          <table:table-cell table:style-name="ce140" table:formula="of:=SUM([.I189:.I201])*[.I$3]" office:value-type="float" office:value="2" calcext:value-type="float">
            <text:p>2</text:p>
          </table:table-cell>
          <table:table-cell table:style-name="ce167" table:formula="of:=SUM([.J189:.J201])*[.J$3]" office:value-type="float" office:value="8" calcext:value-type="float">
            <text:p>8</text:p>
          </table:table-cell>
          <table:table-cell table:style-name="ce187" table:formula="of:=SUM([.K189:.K201])*[.K$3]" office:value-type="float" office:value="0" calcext:value-type="float">
            <text:p>0</text:p>
          </table:table-cell>
          <table:table-cell table:style-name="ce167" table:formula="of:=SUM([.L189:.L201])*[.L$3]" office:value-type="float" office:value="2" calcext:value-type="float">
            <text:p>2</text:p>
          </table:table-cell>
          <table:table-cell table:style-name="ce167" table:formula="of:=SUM([.M189:.M201])*[.M$3]" office:value-type="float" office:value="0" calcext:value-type="float">
            <text:p>0</text:p>
          </table:table-cell>
          <table:table-cell table:style-name="ce167" table:formula="of:=SUM([.N189:.N201])*[.N$3]" office:value-type="float" office:value="2" calcext:value-type="float">
            <text:p>2</text:p>
          </table:table-cell>
          <table:table-cell table:style-name="ce268" table:formula="of:=SUM([.C188:.N188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3:.C220])*[.C$3]" office:value-type="float" office:value="5" calcext:value-type="float">
            <text:p>5</text:p>
          </table:table-cell>
          <table:table-cell table:style-name="ce3" table:formula="of:=SUM([.D203:.D220])*[.D$3]" office:value-type="float" office:value="0" calcext:value-type="float">
            <text:p>0</text:p>
          </table:table-cell>
          <table:table-cell table:style-name="ce3" table:formula="of:=SUM([.E203:.E220])*[.E$3]" office:value-type="float" office:value="9" calcext:value-type="float">
            <text:p>9</text:p>
          </table:table-cell>
          <table:table-cell table:style-name="ce3" table:formula="of:=SUM([.F203:.F220])*[.F$3]" office:value-type="float" office:value="2" calcext:value-type="float">
            <text:p>2</text:p>
          </table:table-cell>
          <table:table-cell table:style-name="ce3"/>
          <table:table-cell table:style-name="ce3" table:formula="of:=SUM([.H203:.H220])*[.H$3]" office:value-type="float" office:value="0" calcext:value-type="float">
            <text:p>0</text:p>
          </table:table-cell>
          <table:table-cell table:style-name="ce3" table:formula="of:=SUM([.I203:.I220])*[.I$3]" office:value-type="float" office:value="0" calcext:value-type="float">
            <text:p>0</text:p>
          </table:table-cell>
          <table:table-cell table:style-name="ce165" table:formula="of:=SUM([.J203:.J220])*[.J$3]" office:value-type="float" office:value="14" calcext:value-type="float">
            <text:p>14</text:p>
          </table:table-cell>
          <table:table-cell table:style-name="ce186" table:formula="of:=SUM([.K203:.K220])*[.K$3]" office:value-type="float" office:value="0" calcext:value-type="float">
            <text:p>0</text:p>
          </table:table-cell>
          <table:table-cell table:style-name="ce165" table:formula="of:=SUM([.L203:.L220])*[.L$3]" office:value-type="float" office:value="0" calcext:value-type="float">
            <text:p>0</text:p>
          </table:table-cell>
          <table:table-cell table:style-name="ce165" table:formula="of:=SUM([.M203:.M220])*[.M$3]" office:value-type="float" office:value="0" calcext:value-type="float">
            <text:p>0</text:p>
          </table:table-cell>
          <table:table-cell table:style-name="ce165" table:formula="of:=SUM([.N203:.N220])*[.N$3]" office:value-type="float" office:value="0" calcext:value-type="float">
            <text:p>0</text:p>
          </table:table-cell>
          <table:table-cell table:style-name="ce268" table:formula="of:=SUM([.C202:.N202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29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2:.C235])*[.C$3]" office:value-type="float" office:value="3" calcext:value-type="float">
            <text:p>3</text:p>
          </table:table-cell>
          <table:table-cell table:style-name="ce203" table:formula="of:=SUM([.D222:.D235])*[.D$3]" office:value-type="float" office:value="3" calcext:value-type="float">
            <text:p>3</text:p>
          </table:table-cell>
          <table:table-cell table:style-name="ce229" table:formula="of:=SUM([.E222:.E235])*[.E$3]" office:value-type="float" office:value="0" calcext:value-type="float">
            <text:p>0</text:p>
          </table:table-cell>
          <table:table-cell table:style-name="ce203" table:formula="of:=SUM([.F222:.F235])*[.F$3]" office:value-type="float" office:value="0" calcext:value-type="float">
            <text:p>0</text:p>
          </table:table-cell>
          <table:table-cell table:style-name="ce203"/>
          <table:table-cell table:style-name="ce203" table:formula="of:=SUM([.H222:.H235])*[.H$3]" office:value-type="float" office:value="1" calcext:value-type="float">
            <text:p>1</text:p>
          </table:table-cell>
          <table:table-cell table:style-name="ce246" table:formula="of:=SUM([.I222:.I235])*[.I$3]" office:value-type="float" office:value="0" calcext:value-type="float">
            <text:p>0</text:p>
          </table:table-cell>
          <table:table-cell table:style-name="ce72" table:formula="of:=SUM([.J222:.J235])*[.J$3]" office:value-type="float" office:value="5" calcext:value-type="float">
            <text:p>5</text:p>
          </table:table-cell>
          <table:table-cell table:style-name="ce88" table:formula="of:=SUM([.K222:.K235])*[.K$3]" office:value-type="float" office:value="0" calcext:value-type="float">
            <text:p>0</text:p>
          </table:table-cell>
          <table:table-cell table:style-name="ce72" table:formula="of:=SUM([.L222:.L235])*[.L$3]" office:value-type="float" office:value="0" calcext:value-type="float">
            <text:p>0</text:p>
          </table:table-cell>
          <table:table-cell table:style-name="ce72" table:formula="of:=SUM([.M222:.M235])*[.M$3]" office:value-type="float" office:value="0" calcext:value-type="float">
            <text:p>0</text:p>
          </table:table-cell>
          <table:table-cell table:style-name="ce72" table:formula="of:=SUM([.N222:.N235])*[.N$3]" office:value-type="float" office:value="6" calcext:value-type="float">
            <text:p>6</text:p>
          </table:table-cell>
          <table:table-cell table:style-name="ce225" table:formula="of:=SUM([.C221:.N221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7:.C248])*[.C$3]" office:value-type="float" office:value="0" calcext:value-type="float">
            <text:p>0</text:p>
          </table:table-cell>
          <table:table-cell table:style-name="ce3" table:formula="of:=SUM([.D237:.D248])*[.D$3]" office:value-type="float" office:value="0" calcext:value-type="float">
            <text:p>0</text:p>
          </table:table-cell>
          <table:table-cell table:style-name="ce3" table:formula="of:=SUM([.E237:.E248])*[.E$3]" office:value-type="float" office:value="1" calcext:value-type="float">
            <text:p>1</text:p>
          </table:table-cell>
          <table:table-cell table:style-name="ce3" table:formula="of:=SUM([.F237:.F248])*[.F$3]" office:value-type="float" office:value="0" calcext:value-type="float">
            <text:p>0</text:p>
          </table:table-cell>
          <table:table-cell table:style-name="ce3"/>
          <table:table-cell table:style-name="ce3" table:formula="of:=SUM([.H237:.H248])*[.H$3]" office:value-type="float" office:value="0" calcext:value-type="float">
            <text:p>0</text:p>
          </table:table-cell>
          <table:table-cell table:style-name="ce139" table:formula="of:=SUM([.I237:.I248])*[.I$3]" office:value-type="float" office:value="0" calcext:value-type="float">
            <text:p>0</text:p>
          </table:table-cell>
          <table:table-cell table:style-name="ce165" table:formula="of:=SUM([.J237:.J248])*[.J$3]" office:value-type="float" office:value="9" calcext:value-type="float">
            <text:p>9</text:p>
          </table:table-cell>
          <table:table-cell table:style-name="ce186" table:formula="of:=SUM([.K237:.K248])*[.K$3]" office:value-type="float" office:value="0" calcext:value-type="float">
            <text:p>0</text:p>
          </table:table-cell>
          <table:table-cell table:style-name="ce165" table:formula="of:=SUM([.L237:.L248])*[.L$3]" office:value-type="float" office:value="0" calcext:value-type="float">
            <text:p>0</text:p>
          </table:table-cell>
          <table:table-cell table:style-name="ce165" table:formula="of:=SUM([.M237:.M248])*[.M$3]" office:value-type="float" office:value="0" calcext:value-type="float">
            <text:p>0</text:p>
          </table:table-cell>
          <table:table-cell table:style-name="ce165" table:formula="of:=SUM([.N237:.N248])*[.N$3]" office:value-type="float" office:value="4" calcext:value-type="float">
            <text:p>4</text:p>
          </table:table-cell>
          <table:table-cell table:style-name="ce268" table:formula="of:=SUM([.C236:.N236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0:.C268])*[.C$3]" office:value-type="float" office:value="0" calcext:value-type="float">
            <text:p>0</text:p>
          </table:table-cell>
          <table:table-cell table:style-name="ce203" table:formula="of:=SUM([.D250:.D268])*[.D$3]" office:value-type="float" office:value="6" calcext:value-type="float">
            <text:p>6</text:p>
          </table:table-cell>
          <table:table-cell table:style-name="ce229" table:formula="of:=SUM([.E250:.E268])*[.E$3]" office:value-type="float" office:value="0" calcext:value-type="float">
            <text:p>0</text:p>
          </table:table-cell>
          <table:table-cell table:style-name="ce203" table:formula="of:=SUM([.F250:.F268])*[.F$3]" office:value-type="float" office:value="0" calcext:value-type="float">
            <text:p>0</text:p>
          </table:table-cell>
          <table:table-cell table:style-name="ce203"/>
          <table:table-cell table:style-name="ce203" table:formula="of:=SUM([.H250:.H268])*[.H$3]" office:value-type="float" office:value="0" calcext:value-type="float">
            <text:p>0</text:p>
          </table:table-cell>
          <table:table-cell table:style-name="ce246" table:formula="of:=SUM([.I250:.I268])*[.I$3]" office:value-type="float" office:value="0" calcext:value-type="float">
            <text:p>0</text:p>
          </table:table-cell>
          <table:table-cell table:style-name="ce72" table:formula="of:=SUM([.J250:.J268])*[.J$3]" office:value-type="float" office:value="7" calcext:value-type="float">
            <text:p>7</text:p>
          </table:table-cell>
          <table:table-cell table:style-name="ce88" table:formula="of:=SUM([.K250:.K268])*[.K$3]" office:value-type="float" office:value="0" calcext:value-type="float">
            <text:p>0</text:p>
          </table:table-cell>
          <table:table-cell table:style-name="ce72" table:formula="of:=SUM([.L250:.L268])*[.L$3]" office:value-type="float" office:value="0" calcext:value-type="float">
            <text:p>0</text:p>
          </table:table-cell>
          <table:table-cell table:style-name="ce72" table:formula="of:=SUM([.M250:.M268])*[.M$3]" office:value-type="float" office:value="0" calcext:value-type="float">
            <text:p>0</text:p>
          </table:table-cell>
          <table:table-cell table:style-name="ce72" table:formula="of:=SUM([.N250:.N268])*[.N$3]" office:value-type="float" office:value="6" calcext:value-type="float">
            <text:p>6</text:p>
          </table:table-cell>
          <table:table-cell table:style-name="ce225" table:formula="of:=SUM([.C249:.N24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0:.C285])*[.C$3]" office:value-type="float" office:value="0" calcext:value-type="float">
            <text:p>0</text:p>
          </table:table-cell>
          <table:table-cell table:style-name="ce203" table:formula="of:=SUM([.D270:.D285])*[.D$3]" office:value-type="float" office:value="4" calcext:value-type="float">
            <text:p>4</text:p>
          </table:table-cell>
          <table:table-cell table:style-name="ce229" table:formula="of:=SUM([.E270:.E285])*[.E$3]" office:value-type="float" office:value="0" calcext:value-type="float">
            <text:p>0</text:p>
          </table:table-cell>
          <table:table-cell table:style-name="ce203" table:formula="of:=SUM([.F270:.F285])*[.F$3]" office:value-type="float" office:value="0" calcext:value-type="float">
            <text:p>0</text:p>
          </table:table-cell>
          <table:table-cell table:style-name="ce203"/>
          <table:table-cell table:style-name="ce203" table:formula="of:=SUM([.H270:.H285])*[.H$3]" office:value-type="float" office:value="0" calcext:value-type="float">
            <text:p>0</text:p>
          </table:table-cell>
          <table:table-cell table:style-name="ce246" table:formula="of:=SUM([.I270:.I285])*[.I$3]" office:value-type="float" office:value="0" calcext:value-type="float">
            <text:p>0</text:p>
          </table:table-cell>
          <table:table-cell table:style-name="ce72" table:formula="of:=SUM([.J270:.J285])*[.J$3]" office:value-type="float" office:value="2" calcext:value-type="float">
            <text:p>2</text:p>
          </table:table-cell>
          <table:table-cell table:style-name="ce88" table:formula="of:=SUM([.K270:.K285])*[.K$3]" office:value-type="float" office:value="0" calcext:value-type="float">
            <text:p>0</text:p>
          </table:table-cell>
          <table:table-cell table:style-name="ce72" table:formula="of:=SUM([.L270:.L285])*[.L$3]" office:value-type="float" office:value="8" calcext:value-type="float">
            <text:p>8</text:p>
          </table:table-cell>
          <table:table-cell table:style-name="ce72" table:formula="of:=SUM([.M270:.M285])*[.M$3]" office:value-type="float" office:value="0" calcext:value-type="float">
            <text:p>0</text:p>
          </table:table-cell>
          <table:table-cell table:style-name="ce72" table:formula="of:=SUM([.N270:.N285])*[.N$3]" office:value-type="float" office:value="2" calcext:value-type="float">
            <text:p>2</text:p>
          </table:table-cell>
          <table:table-cell table:style-name="ce225" table:formula="of:=SUM([.C269:.N26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7:.C291])*[.C$3]" office:value-type="float" office:value="1" calcext:value-type="float">
            <text:p>1</text:p>
          </table:table-cell>
          <table:table-cell table:style-name="ce10" table:formula="of:=SUM([.D287:.D291])*[.D$3]" office:value-type="float" office:value="0" calcext:value-type="float">
            <text:p>0</text:p>
          </table:table-cell>
          <table:table-cell table:style-name="ce10" table:formula="of:=SUM([.E287:.E291])*[.E$3]" office:value-type="float" office:value="0" calcext:value-type="float">
            <text:p>0</text:p>
          </table:table-cell>
          <table:table-cell table:style-name="ce10" table:formula="of:=SUM([.F287:.F291])*[.F$3]" office:value-type="float" office:value="0" calcext:value-type="float">
            <text:p>0</text:p>
          </table:table-cell>
          <table:table-cell table:style-name="ce10"/>
          <table:table-cell table:style-name="ce10" table:formula="of:=SUM([.H287:.H291])*[.H$3]" office:value-type="float" office:value="0" calcext:value-type="float">
            <text:p>0</text:p>
          </table:table-cell>
          <table:table-cell table:style-name="ce141" table:formula="of:=SUM([.I287:.I291])*[.I$3]" office:value-type="float" office:value="0" calcext:value-type="float">
            <text:p>0</text:p>
          </table:table-cell>
          <table:table-cell table:style-name="ce168" table:formula="of:=SUM([.J287:.J291])*[.J$3]" office:value-type="float" office:value="4" calcext:value-type="float">
            <text:p>4</text:p>
          </table:table-cell>
          <table:table-cell table:style-name="ce188" table:formula="of:=SUM([.K287:.K291])*[.K$3]" office:value-type="float" office:value="0" calcext:value-type="float">
            <text:p>0</text:p>
          </table:table-cell>
          <table:table-cell table:style-name="ce168" table:formula="of:=SUM([.L287:.L291])*[.L$3]" office:value-type="float" office:value="0" calcext:value-type="float">
            <text:p>0</text:p>
          </table:table-cell>
          <table:table-cell table:style-name="ce168" table:formula="of:=SUM([.M287:.M291])*[.M$3]" office:value-type="float" office:value="0" calcext:value-type="float">
            <text:p>0</text:p>
          </table:table-cell>
          <table:table-cell table:style-name="ce168" table:formula="of:=SUM([.N287:.N291])*[.N$3]" office:value-type="float" office:value="0" calcext:value-type="float">
            <text:p>0</text:p>
          </table:table-cell>
          <table:table-cell table:style-name="ce271" table:formula="of:=SUM([.C286:.N286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3])*[.C$3]" office:value-type="float" office:value="0" calcext:value-type="float">
            <text:p>0</text:p>
          </table:table-cell>
          <table:table-cell table:style-name="ce203" table:formula="of:=SUM([.D293])*[.D$3]" office:value-type="float" office:value="0" calcext:value-type="float">
            <text:p>0</text:p>
          </table:table-cell>
          <table:table-cell table:style-name="ce229" table:formula="of:=SUM([.E293])*[.E$3]" office:value-type="float" office:value="0" calcext:value-type="float">
            <text:p>0</text:p>
          </table:table-cell>
          <table:table-cell table:style-name="ce203" table:formula="of:=SUM([.F293])*[.F$3]" office:value-type="float" office:value="0" calcext:value-type="float">
            <text:p>0</text:p>
          </table:table-cell>
          <table:table-cell table:style-name="ce203"/>
          <table:table-cell table:style-name="ce203" table:formula="of:=SUM([.H293])*[.H$3]" office:value-type="float" office:value="0" calcext:value-type="float">
            <text:p>0</text:p>
          </table:table-cell>
          <table:table-cell table:style-name="ce246" table:formula="of:=SUM([.I293])*[.I$3]" office:value-type="float" office:value="0" calcext:value-type="float">
            <text:p>0</text:p>
          </table:table-cell>
          <table:table-cell table:style-name="ce72" table:formula="of:=SUM([.J293])*[.J$3]" office:value-type="float" office:value="1" calcext:value-type="float">
            <text:p>1</text:p>
          </table:table-cell>
          <table:table-cell table:style-name="ce88" table:formula="of:=SUM([.K293])*[.K$3]" office:value-type="float" office:value="0" calcext:value-type="float">
            <text:p>0</text:p>
          </table:table-cell>
          <table:table-cell table:style-name="ce72" table:formula="of:=SUM([.L293])*[.L$3]" office:value-type="float" office:value="0" calcext:value-type="float">
            <text:p>0</text:p>
          </table:table-cell>
          <table:table-cell table:style-name="ce72" table:formula="of:=SUM([.M293])*[.M$3]" office:value-type="float" office:value="0" calcext:value-type="float">
            <text:p>0</text:p>
          </table:table-cell>
          <table:table-cell table:style-name="ce72" table:formula="of:=SUM([.N293])*[.N$3]" office:value-type="float" office:value="0" calcext:value-type="float">
            <text:p>0</text:p>
          </table:table-cell>
          <table:table-cell table:style-name="ce225" table:formula="of:=SUM([.C292:.N29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5:.C297])*[.C$3]" office:value-type="float" office:value="0" calcext:value-type="float">
            <text:p>0</text:p>
          </table:table-cell>
          <table:table-cell table:style-name="ce11" table:formula="of:=SUM([.D295:.D297])*[.D$3]" office:value-type="float" office:value="0" calcext:value-type="float">
            <text:p>0</text:p>
          </table:table-cell>
          <table:table-cell table:style-name="ce11" table:formula="of:=SUM([.E295:.E297])*[.E$3]" office:value-type="float" office:value="2" calcext:value-type="float">
            <text:p>2</text:p>
          </table:table-cell>
          <table:table-cell table:style-name="ce11" table:formula="of:=SUM([.F295:.F297])*[.F$3]" office:value-type="float" office:value="0" calcext:value-type="float">
            <text:p>0</text:p>
          </table:table-cell>
          <table:table-cell table:style-name="ce11"/>
          <table:table-cell table:style-name="ce11" table:formula="of:=SUM([.H295:.H297])*[.H$3]" office:value-type="float" office:value="0" calcext:value-type="float">
            <text:p>0</text:p>
          </table:table-cell>
          <table:table-cell table:style-name="ce142" table:formula="of:=SUM([.I295:.I295])*[.I$3]" office:value-type="float" office:value="0" calcext:value-type="float">
            <text:p>0</text:p>
          </table:table-cell>
          <table:table-cell table:style-name="ce169" table:formula="of:=SUM([.J295:.J297])*[.J$3]" office:value-type="float" office:value="2" calcext:value-type="float">
            <text:p>2</text:p>
          </table:table-cell>
          <table:table-cell table:style-name="ce189" table:formula="of:=SUM([.K295:.K297])*[.K$3]" office:value-type="float" office:value="0" calcext:value-type="float">
            <text:p>0</text:p>
          </table:table-cell>
          <table:table-cell table:style-name="ce169" table:formula="of:=SUM([.L295:.L297])*[.L$3]" office:value-type="float" office:value="0" calcext:value-type="float">
            <text:p>0</text:p>
          </table:table-cell>
          <table:table-cell table:style-name="ce169" table:formula="of:=SUM([.M295:.M297])*[.M$3]" office:value-type="float" office:value="0" calcext:value-type="float">
            <text:p>0</text:p>
          </table:table-cell>
          <table:table-cell table:style-name="ce169" table:formula="of:=SUM([.N295:.N297])*[.N$3]" office:value-type="float" office:value="0" calcext:value-type="float">
            <text:p>0</text:p>
          </table:table-cell>
          <table:table-cell table:style-name="ce272" table:formula="of:=SUM([.C294:.N294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292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99:.C367])*[.C$3]" office:value-type="float" office:value="33" calcext:value-type="float">
            <text:p>33</text:p>
          </table:table-cell>
          <table:table-cell table:style-name="ce203" table:formula="of:=SUM([.D299:.D367])*[.D$3]" office:value-type="float" office:value="1" calcext:value-type="float">
            <text:p>1</text:p>
          </table:table-cell>
          <table:table-cell table:style-name="ce229" table:formula="of:=SUM([.E299:.E367])*[.E$3]" office:value-type="float" office:value="10" calcext:value-type="float">
            <text:p>10</text:p>
          </table:table-cell>
          <table:table-cell table:style-name="ce203" table:formula="of:=SUM([.F299:.F367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99:.H367])*[.H$3]" office:value-type="float" office:value="6" calcext:value-type="float">
            <text:p>6</text:p>
          </table:table-cell>
          <table:table-cell table:style-name="ce246" table:formula="of:=SUM([.I299:.I367])*[.I$3]" office:value-type="float" office:value="0" calcext:value-type="float">
            <text:p>0</text:p>
          </table:table-cell>
          <table:table-cell table:style-name="ce72" table:formula="of:=SUM([.J299:.J367])*[.J$3]" office:value-type="float" office:value="4" calcext:value-type="float">
            <text:p>4</text:p>
          </table:table-cell>
          <table:table-cell table:style-name="ce88" table:formula="of:=SUM([.K299:.K367])*[.K$3]" office:value-type="float" office:value="0" calcext:value-type="float">
            <text:p>0</text:p>
          </table:table-cell>
          <table:table-cell table:style-name="ce72" table:formula="of:=SUM([.L299:.L367])*[.L$3]" office:value-type="float" office:value="0" calcext:value-type="float">
            <text:p>0</text:p>
          </table:table-cell>
          <table:table-cell table:style-name="ce72" table:formula="of:=SUM([.M299:.M367])*[.M$3]" office:value-type="float" office:value="0" calcext:value-type="float">
            <text:p>0</text:p>
          </table:table-cell>
          <table:table-cell table:style-name="ce72" table:formula="of:=SUM([.N299:.N367])*[.N$3]" office:value-type="float" office:value="0" calcext:value-type="float">
            <text:p>0</text:p>
          </table:table-cell>
          <table:table-cell table:style-name="ce225" table:formula="of:=SUM([.C298:.N298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69:.C392])*[.C$3]" office:value-type="float" office:value="9" calcext:value-type="float">
            <text:p>9</text:p>
          </table:table-cell>
          <table:table-cell table:style-name="ce203" table:formula="of:=SUM([.D369:.D392])*[.D$3]" office:value-type="float" office:value="10" calcext:value-type="float">
            <text:p>10</text:p>
          </table:table-cell>
          <table:table-cell table:style-name="ce229" table:formula="of:=SUM([.E369:.E392])*[.E$3]" office:value-type="float" office:value="0" calcext:value-type="float">
            <text:p>0</text:p>
          </table:table-cell>
          <table:table-cell table:style-name="ce203" table:formula="of:=SUM([.F369:.F392])*[.F$3]" office:value-type="float" office:value="0" calcext:value-type="float">
            <text:p>0</text:p>
          </table:table-cell>
          <table:table-cell table:style-name="ce203"/>
          <table:table-cell table:style-name="ce203" table:formula="of:=SUM([.H369:.H392])*[.H$3]" office:value-type="float" office:value="2" calcext:value-type="float">
            <text:p>2</text:p>
          </table:table-cell>
          <table:table-cell table:style-name="ce246" table:formula="of:=SUM([.I369:.I392])*[.I$3]" office:value-type="float" office:value="3" calcext:value-type="float">
            <text:p>3</text:p>
          </table:table-cell>
          <table:table-cell table:style-name="ce72" table:formula="of:=SUM([.J369:.J392])*[.J$3]" office:value-type="float" office:value="0" calcext:value-type="float">
            <text:p>0</text:p>
          </table:table-cell>
          <table:table-cell table:style-name="ce88" table:formula="of:=SUM([.K369:.K392])*[.K$3]" office:value-type="float" office:value="0" calcext:value-type="float">
            <text:p>0</text:p>
          </table:table-cell>
          <table:table-cell table:style-name="ce72" table:formula="of:=SUM([.L369:.L392])*[.L$3]" office:value-type="float" office:value="0" calcext:value-type="float">
            <text:p>0</text:p>
          </table:table-cell>
          <table:table-cell table:style-name="ce72" table:formula="of:=SUM([.M369:.M392])*[.M$3]" office:value-type="float" office:value="0" calcext:value-type="float">
            <text:p>0</text:p>
          </table:table-cell>
          <table:table-cell table:style-name="ce72" table:formula="of:=SUM([.N369:.N392])*[.N$3]" office:value-type="float" office:value="0" calcext:value-type="float">
            <text:p>0</text:p>
          </table:table-cell>
          <table:table-cell table:style-name="ce225" table:formula="of:=SUM([.C368:.N368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4:.C398])*[.C$3]" office:value-type="float" office:value="0" calcext:value-type="float">
            <text:p>0</text:p>
          </table:table-cell>
          <table:table-cell table:style-name="ce11" table:formula="of:=SUM([.D394:.D398])*[.D$3]" office:value-type="float" office:value="0" calcext:value-type="float">
            <text:p>0</text:p>
          </table:table-cell>
          <table:table-cell table:style-name="ce11" table:formula="of:=SUM([.E394:.E398])*[.E$3]" office:value-type="float" office:value="4" calcext:value-type="float">
            <text:p>4</text:p>
          </table:table-cell>
          <table:table-cell table:style-name="ce11" table:formula="of:=SUM([.F394:.F398])*[.F$3]" office:value-type="float" office:value="0" calcext:value-type="float">
            <text:p>0</text:p>
          </table:table-cell>
          <table:table-cell table:style-name="ce11"/>
          <table:table-cell table:style-name="ce11" table:formula="of:=SUM([.H394:.H498])*[.H$3]" office:value-type="float" office:value="12" calcext:value-type="float">
            <text:p>12</text:p>
          </table:table-cell>
          <table:table-cell table:style-name="ce142" table:formula="of:=SUM([.I394:.I398])*[.I$3]" office:value-type="float" office:value="0" calcext:value-type="float">
            <text:p>0</text:p>
          </table:table-cell>
          <table:table-cell table:style-name="ce169" table:formula="of:=SUM([.J394:.J398])*[.J$3]" office:value-type="float" office:value="0" calcext:value-type="float">
            <text:p>0</text:p>
          </table:table-cell>
          <table:table-cell table:style-name="ce189" table:formula="of:=SUM([.K394:.K398])*[.K$3]" office:value-type="float" office:value="0" calcext:value-type="float">
            <text:p>0</text:p>
          </table:table-cell>
          <table:table-cell table:style-name="ce169" table:formula="of:=SUM([.L394:.L398])*[.L$3]" office:value-type="float" office:value="0" calcext:value-type="float">
            <text:p>0</text:p>
          </table:table-cell>
          <table:table-cell table:style-name="ce169" table:formula="of:=SUM([.M394:.M398])*[.M$3]" office:value-type="float" office:value="0" calcext:value-type="float">
            <text:p>0</text:p>
          </table:table-cell>
          <table:table-cell table:style-name="ce169" table:formula="of:=SUM([.N394:.N398])*[.N$3]" office:value-type="float" office:value="0" calcext:value-type="float">
            <text:p>0</text:p>
          </table:table-cell>
          <table:table-cell table:style-name="ce272" table:formula="of:=SUM([.C393:.N393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0:.C419])*[.C$3]" office:value-type="float" office:value="0" calcext:value-type="float">
            <text:p>0</text:p>
          </table:table-cell>
          <table:table-cell table:style-name="ce203" table:formula="of:=SUM([.D400:.D419])*[.D$3]" office:value-type="float" office:value="2" calcext:value-type="float">
            <text:p>2</text:p>
          </table:table-cell>
          <table:table-cell table:style-name="ce229" table:formula="of:=SUM([.E400:.E419])*[.E$3]" office:value-type="float" office:value="0" calcext:value-type="float">
            <text:p>0</text:p>
          </table:table-cell>
          <table:table-cell table:style-name="ce203" table:formula="of:=SUM([.F400:.F419])*[.F$3]" office:value-type="float" office:value="2" calcext:value-type="float">
            <text:p>2</text:p>
          </table:table-cell>
          <table:table-cell table:style-name="ce203" table:formula="of:=SUM([.G400:.G419])*[.G$3]" office:value-type="float" office:value="2" calcext:value-type="float">
            <text:p>2</text:p>
          </table:table-cell>
          <table:table-cell table:style-name="ce203" table:formula="of:=SUM([.H400:.H419])*[.H$3]" office:value-type="float" office:value="2" calcext:value-type="float">
            <text:p>2</text:p>
          </table:table-cell>
          <table:table-cell table:style-name="ce246" table:formula="of:=SUM([.I400:.I419])*[.I$3]" office:value-type="float" office:value="0" calcext:value-type="float">
            <text:p>0</text:p>
          </table:table-cell>
          <table:table-cell table:style-name="ce72" table:formula="of:=SUM([.J400:.J419])*[.J$3]" office:value-type="float" office:value="8" calcext:value-type="float">
            <text:p>8</text:p>
          </table:table-cell>
          <table:table-cell table:style-name="ce88" table:formula="of:=SUM([.K400:.K419])*[.K$3]" office:value-type="float" office:value="0" calcext:value-type="float">
            <text:p>0</text:p>
          </table:table-cell>
          <table:table-cell table:style-name="ce72" table:formula="of:=SUM([.L400:.L419])*[.L$3]" office:value-type="float" office:value="4" calcext:value-type="float">
            <text:p>4</text:p>
          </table:table-cell>
          <table:table-cell table:style-name="ce72" table:formula="of:=SUM([.M400:.M419])*[.M$3]" office:value-type="float" office:value="0" calcext:value-type="float">
            <text:p>0</text:p>
          </table:table-cell>
          <table:table-cell table:style-name="ce72" table:formula="of:=SUM([.N400:.N419])*[.N$3]" office:value-type="float" office:value="0" calcext:value-type="float">
            <text:p>0</text:p>
          </table:table-cell>
          <table:table-cell table:style-name="ce225" table:formula="of:=SUM([.C399:.N399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1:.C437])*[.C$3]" office:value-type="float" office:value="0" calcext:value-type="float">
            <text:p>0</text:p>
          </table:table-cell>
          <table:table-cell table:style-name="ce203" table:formula="of:=SUM([.D421:.D437])*[.D$3]" office:value-type="float" office:value="9" calcext:value-type="float">
            <text:p>9</text:p>
          </table:table-cell>
          <table:table-cell table:style-name="ce229" table:formula="of:=SUM([.E421:.E437])*[.E$3]" office:value-type="float" office:value="0" calcext:value-type="float">
            <text:p>0</text:p>
          </table:table-cell>
          <table:table-cell table:style-name="ce203" table:formula="of:=SUM([.F421:.F437])*[.F$3]" office:value-type="float" office:value="0" calcext:value-type="float">
            <text:p>0</text:p>
          </table:table-cell>
          <table:table-cell table:style-name="ce203" table:formula="of:=SUM([.G421:.G437])*[.G$3]" office:value-type="float" office:value="0" calcext:value-type="float">
            <text:p>0</text:p>
          </table:table-cell>
          <table:table-cell table:style-name="ce203" table:formula="of:=SUM([.H421:.H437])*[.H$3]" office:value-type="float" office:value="1" calcext:value-type="float">
            <text:p>1</text:p>
          </table:table-cell>
          <table:table-cell table:style-name="ce246" table:formula="of:=SUM([.I421:.I437])*[.I$3]" office:value-type="float" office:value="3" calcext:value-type="float">
            <text:p>3</text:p>
          </table:table-cell>
          <table:table-cell table:style-name="ce72" table:formula="of:=SUM([.J421:.J437])*[.J$3]" office:value-type="float" office:value="4" calcext:value-type="float">
            <text:p>4</text:p>
          </table:table-cell>
          <table:table-cell table:style-name="ce88" table:formula="of:=SUM([.K421:.K437])*[.K$3]" office:value-type="float" office:value="0" calcext:value-type="float">
            <text:p>0</text:p>
          </table:table-cell>
          <table:table-cell table:style-name="ce72" table:formula="of:=SUM([.L421:.L437])*[.L$3]" office:value-type="float" office:value="0" calcext:value-type="float">
            <text:p>0</text:p>
          </table:table-cell>
          <table:table-cell table:style-name="ce72" table:formula="of:=SUM([.M421:.M437])*[.M$3]" office:value-type="float" office:value="0" calcext:value-type="float">
            <text:p>0</text:p>
          </table:table-cell>
          <table:table-cell table:style-name="ce72" table:formula="of:=SUM([.N421:.N437])*[.N$3]" office:value-type="float" office:value="0" calcext:value-type="float">
            <text:p>0</text:p>
          </table:table-cell>
          <table:table-cell table:style-name="ce225" table:formula="of:=SUM([.C420:.N420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39:.C451])*[.C$3]" office:value-type="float" office:value="4" calcext:value-type="float">
            <text:p>4</text:p>
          </table:table-cell>
          <table:table-cell table:style-name="ce225" table:formula="of:=SUM([.D439:.D451])*[.D$3]" office:value-type="float" office:value="0" calcext:value-type="float">
            <text:p>0</text:p>
          </table:table-cell>
          <table:table-cell table:style-name="ce240" table:formula="of:=SUM([.E439:.E451])*[.E$3]" office:value-type="float" office:value="2" calcext:value-type="float">
            <text:p>2</text:p>
          </table:table-cell>
          <table:table-cell table:style-name="ce225" table:formula="of:=SUM([.F439:.F451])*[.F$3]" office:value-type="float" office:value="2" calcext:value-type="float">
            <text:p>2</text:p>
          </table:table-cell>
          <table:table-cell table:style-name="ce225" table:formula="of:=SUM([.G439:.G451])*[.G$3]" office:value-type="float" office:value="2" calcext:value-type="float">
            <text:p>2</text:p>
          </table:table-cell>
          <table:table-cell table:style-name="ce225" table:formula="of:=SUM([.H439:.H451])*[.H$3]" office:value-type="float" office:value="3" calcext:value-type="float">
            <text:p>3</text:p>
          </table:table-cell>
          <table:table-cell table:style-name="ce257" table:formula="of:=SUM([.I439:.I451])*[.I$3]" office:value-type="float" office:value="0" calcext:value-type="float">
            <text:p>0</text:p>
          </table:table-cell>
          <table:table-cell table:style-name="ce83" table:formula="of:=SUM([.J439:.J451])*[.J$3]" office:value-type="float" office:value="0" calcext:value-type="float">
            <text:p>0</text:p>
          </table:table-cell>
          <table:table-cell table:style-name="ce97" table:formula="of:=SUM([.K439:.K451])*[.K$3]" office:value-type="float" office:value="0" calcext:value-type="float">
            <text:p>0</text:p>
          </table:table-cell>
          <table:table-cell table:style-name="ce83" table:formula="of:=SUM([.L439:.L451])*[.L$3]" office:value-type="float" office:value="0" calcext:value-type="float">
            <text:p>0</text:p>
          </table:table-cell>
          <table:table-cell table:style-name="ce83" table:formula="of:=SUM([.M439:.M451])*[.M$3]" office:value-type="float" office:value="0" calcext:value-type="float">
            <text:p>0</text:p>
          </table:table-cell>
          <table:table-cell table:style-name="ce83" table:formula="of:=SUM([.N439:.N451])*[.N$3]" office:value-type="float" office:value="0" calcext:value-type="float">
            <text:p>0</text:p>
          </table:table-cell>
          <table:table-cell table:style-name="ce225" table:formula="of:=SUM([.C438:.N438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3:.C457])*[.C$3]" office:value-type="float" office:value="5" calcext:value-type="float">
            <text:p>5</text:p>
          </table:table-cell>
          <table:table-cell table:style-name="ce203" table:formula="of:=SUM([.D453:.D457])*[.D$3]" office:value-type="float" office:value="0" calcext:value-type="float">
            <text:p>0</text:p>
          </table:table-cell>
          <table:table-cell table:style-name="ce203" table:formula="of:=SUM([.E453:.E457])*[.E$3]" office:value-type="float" office:value="0" calcext:value-type="float">
            <text:p>0</text:p>
          </table:table-cell>
          <table:table-cell table:style-name="ce203" table:formula="of:=SUM([.F453:.F457])*[.F$3]" office:value-type="float" office:value="0" calcext:value-type="float">
            <text:p>0</text:p>
          </table:table-cell>
          <table:table-cell table:style-name="ce203" table:formula="of:=SUM([.G453:.G457])*[.G$3]" office:value-type="float" office:value="0" calcext:value-type="float">
            <text:p>0</text:p>
          </table:table-cell>
          <table:table-cell table:style-name="ce203" table:formula="of:=SUM([.H453:.H457])*[.H$3]" office:value-type="float" office:value="0" calcext:value-type="float">
            <text:p>0</text:p>
          </table:table-cell>
          <table:table-cell table:style-name="ce203" table:formula="of:=SUM([.I453:.I457])*[.I$3]" office:value-type="float" office:value="0" calcext:value-type="float">
            <text:p>0</text:p>
          </table:table-cell>
          <table:table-cell table:style-name="ce203" table:formula="of:=SUM([.J453:.J457])*[.J$3]" office:value-type="float" office:value="5" calcext:value-type="float">
            <text:p>5</text:p>
          </table:table-cell>
          <table:table-cell table:style-name="ce203" table:formula="of:=SUM([.K453:.K457])*[.K$3]" office:value-type="float" office:value="0" calcext:value-type="float">
            <text:p>0</text:p>
          </table:table-cell>
          <table:table-cell table:style-name="ce203" table:formula="of:=SUM([.L453:.L457])*[.L$3]" office:value-type="float" office:value="0" calcext:value-type="float">
            <text:p>0</text:p>
          </table:table-cell>
          <table:table-cell table:style-name="ce203" table:formula="of:=SUM([.M453:.M457])*[.M$3]" office:value-type="float" office:value="0" calcext:value-type="float">
            <text:p>0</text:p>
          </table:table-cell>
          <table:table-cell table:style-name="ce203" table:formula="of:=SUM([.N453:.N457])*[.N$3]" office:value-type="float" office:value="0" calcext:value-type="float">
            <text:p>0</text:p>
          </table:table-cell>
          <table:table-cell table:style-name="ce203" table:formula="of:=SUM([.C452:.N452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59:.C461])*[.C$3]" office:value-type="float" office:value="0" calcext:value-type="float">
            <text:p>0</text:p>
          </table:table-cell>
          <table:table-cell table:style-name="ce203" table:formula="of:=SUM([.D459:.D461])*[.D$3]" office:value-type="float" office:value="0" calcext:value-type="float">
            <text:p>0</text:p>
          </table:table-cell>
          <table:table-cell table:style-name="ce203" table:formula="of:=SUM([.E459:.E461])*[.E$3]" office:value-type="float" office:value="0" calcext:value-type="float">
            <text:p>0</text:p>
          </table:table-cell>
          <table:table-cell table:style-name="ce203" table:formula="of:=SUM([.F459:.F461])*[.F$3]" office:value-type="float" office:value="0" calcext:value-type="float">
            <text:p>0</text:p>
          </table:table-cell>
          <table:table-cell table:style-name="ce203" table:formula="of:=SUM([.G459:.G461])*[.G$3]" office:value-type="float" office:value="0" calcext:value-type="float">
            <text:p>0</text:p>
          </table:table-cell>
          <table:table-cell table:style-name="ce203" table:formula="of:=SUM([.H459:.H461])*[.H$3]" office:value-type="float" office:value="0" calcext:value-type="float">
            <text:p>0</text:p>
          </table:table-cell>
          <table:table-cell table:style-name="ce203" table:formula="of:=SUM([.I459:.I461])*[.I$3]" office:value-type="float" office:value="0" calcext:value-type="float">
            <text:p>0</text:p>
          </table:table-cell>
          <table:table-cell table:style-name="ce203" table:formula="of:=SUM([.J459:.J461])*[.J$3]" office:value-type="float" office:value="3" calcext:value-type="float">
            <text:p>3</text:p>
          </table:table-cell>
          <table:table-cell table:style-name="ce203" table:formula="of:=SUM([.K459:.K461])*[.K$3]" office:value-type="float" office:value="0" calcext:value-type="float">
            <text:p>0</text:p>
          </table:table-cell>
          <table:table-cell table:style-name="ce203" table:formula="of:=SUM([.L459:.L461])*[.L$3]" office:value-type="float" office:value="0" calcext:value-type="float">
            <text:p>0</text:p>
          </table:table-cell>
          <table:table-cell table:style-name="ce203" table:formula="of:=SUM([.M459:.M461])*[.M$3]" office:value-type="float" office:value="0" calcext:value-type="float">
            <text:p>0</text:p>
          </table:table-cell>
          <table:table-cell table:style-name="ce203" table:formula="of:=SUM([.N459:.N461])*[.N$3]" office:value-type="float" office:value="0" calcext:value-type="float">
            <text:p>0</text:p>
          </table:table-cell>
          <table:table-cell table:style-name="ce203" table:formula="of:=SUM([.C458:.N458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3:.C502])*[.C$3]" office:value-type="float" office:value="0" calcext:value-type="float">
            <text:p>0</text:p>
          </table:table-cell>
          <table:table-cell table:style-name="ce203" table:formula="of:=SUM([.D463:.D502])*[.D$3]" office:value-type="float" office:value="0" calcext:value-type="float">
            <text:p>0</text:p>
          </table:table-cell>
          <table:table-cell table:style-name="ce229" table:formula="of:=SUM([.E463:.E502])*[.E$3]" office:value-type="float" office:value="0" calcext:value-type="float">
            <text:p>0</text:p>
          </table:table-cell>
          <table:table-cell table:style-name="ce203" table:formula="of:=SUM([.F463:.F502])*[.F$3]" office:value-type="float" office:value="0" calcext:value-type="float">
            <text:p>0</text:p>
          </table:table-cell>
          <table:table-cell table:style-name="ce203" table:formula="of:=SUM([.G463:.G502])*[.G$3]" office:value-type="float" office:value="0" calcext:value-type="float">
            <text:p>0</text:p>
          </table:table-cell>
          <table:table-cell table:style-name="ce203" table:formula="of:=SUM([.H463:.H502])*[.H$3]" office:value-type="float" office:value="0" calcext:value-type="float">
            <text:p>0</text:p>
          </table:table-cell>
          <table:table-cell table:style-name="ce246" table:formula="of:=SUM([.I463:.I502])*[.I$3]" office:value-type="float" office:value="0" calcext:value-type="float">
            <text:p>0</text:p>
          </table:table-cell>
          <table:table-cell table:style-name="ce72" table:formula="of:=SUM([.J463:.J502])*[.J$3]" office:value-type="float" office:value="40" calcext:value-type="float">
            <text:p>40</text:p>
          </table:table-cell>
          <table:table-cell table:style-name="ce88" table:formula="of:=SUM([.K463:.K502])*[.K$3]" office:value-type="float" office:value="0" calcext:value-type="float">
            <text:p>0</text:p>
          </table:table-cell>
          <table:table-cell table:style-name="ce72" table:formula="of:=SUM([.L463:.L502])*[.L$3]" office:value-type="float" office:value="0" calcext:value-type="float">
            <text:p>0</text:p>
          </table:table-cell>
          <table:table-cell table:style-name="ce72" table:formula="of:=SUM([.M463:.M502])*[.M$3]" office:value-type="float" office:value="0" calcext:value-type="float">
            <text:p>0</text:p>
          </table:table-cell>
          <table:table-cell table:style-name="ce72" table:formula="of:=SUM([.N463:.N502])*[.N$3]" office:value-type="float" office:value="0" calcext:value-type="float">
            <text:p>0</text:p>
          </table:table-cell>
          <table:table-cell table:style-name="ce225" table:formula="of:=SUM([.C462:.N462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4:.C512])*[.C$3]" office:value-type="float" office:value="0" calcext:value-type="float">
            <text:p>0</text:p>
          </table:table-cell>
          <table:table-cell table:style-name="ce203" table:formula="of:=SUM([.D504:.D512])*[.D$3]" office:value-type="float" office:value="0" calcext:value-type="float">
            <text:p>0</text:p>
          </table:table-cell>
          <table:table-cell table:style-name="ce229" table:formula="of:=SUM([.E504:.E512])*[.E$3]" office:value-type="float" office:value="0" calcext:value-type="float">
            <text:p>0</text:p>
          </table:table-cell>
          <table:table-cell table:style-name="ce203" table:formula="of:=SUM([.F504:.F512])*[.F$3]" office:value-type="float" office:value="0" calcext:value-type="float">
            <text:p>0</text:p>
          </table:table-cell>
          <table:table-cell table:style-name="ce203" table:formula="of:=SUM([.G504:.G512])*[.G$3]" office:value-type="float" office:value="0" calcext:value-type="float">
            <text:p>0</text:p>
          </table:table-cell>
          <table:table-cell table:style-name="ce203" table:formula="of:=SUM([.H504:.H512])*[.H$3]" office:value-type="float" office:value="0" calcext:value-type="float">
            <text:p>0</text:p>
          </table:table-cell>
          <table:table-cell table:style-name="ce246" table:formula="of:=SUM([.I504:.I512])*[.I$3]" office:value-type="float" office:value="0" calcext:value-type="float">
            <text:p>0</text:p>
          </table:table-cell>
          <table:table-cell table:style-name="ce72" table:formula="of:=SUM([.J504:.J512])*[.J$3]" office:value-type="float" office:value="9" calcext:value-type="float">
            <text:p>9</text:p>
          </table:table-cell>
          <table:table-cell table:style-name="ce88" table:formula="of:=SUM([.K504:.K512])*[.K$3]" office:value-type="float" office:value="0" calcext:value-type="float">
            <text:p>0</text:p>
          </table:table-cell>
          <table:table-cell table:style-name="ce72" table:formula="of:=SUM([.L504:.L512])*[.L$3]" office:value-type="float" office:value="0" calcext:value-type="float">
            <text:p>0</text:p>
          </table:table-cell>
          <table:table-cell table:style-name="ce72" table:formula="of:=SUM([.M504:.M512])*[.M$3]" office:value-type="float" office:value="0" calcext:value-type="float">
            <text:p>0</text:p>
          </table:table-cell>
          <table:table-cell table:style-name="ce72" table:formula="of:=SUM([.N504:.N512])*[.N$3]" office:value-type="float" office:value="0" calcext:value-type="float">
            <text:p>0</text:p>
          </table:table-cell>
          <table:table-cell table:style-name="ce225" table:formula="of:=SUM([.C503:.N503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4:.C546])*[.C$3]" office:value-type="float" office:value="9" calcext:value-type="float">
            <text:p>9</text:p>
          </table:table-cell>
          <table:table-cell table:style-name="ce203" table:formula="of:=SUM([.D514:.D546])*[.D$3]" office:value-type="float" office:value="13" calcext:value-type="float">
            <text:p>13</text:p>
          </table:table-cell>
          <table:table-cell table:style-name="ce229" table:formula="of:=SUM([.E514:.E546])*[.E$3]" office:value-type="float" office:value="0" calcext:value-type="float">
            <text:p>0</text:p>
          </table:table-cell>
          <table:table-cell table:style-name="ce203" table:formula="of:=SUM([.F514:.F546])*[.F$3]" office:value-type="float" office:value="0" calcext:value-type="float">
            <text:p>0</text:p>
          </table:table-cell>
          <table:table-cell table:style-name="ce203" table:formula="of:=SUM([.G514:.G546])*[.G$3]" office:value-type="float" office:value="0" calcext:value-type="float">
            <text:p>0</text:p>
          </table:table-cell>
          <table:table-cell table:style-name="ce203" table:formula="of:=SUM([.H514:.H546])*[.H$3]" office:value-type="float" office:value="2" calcext:value-type="float">
            <text:p>2</text:p>
          </table:table-cell>
          <table:table-cell table:style-name="ce246" table:formula="of:=SUM([.I514:.I546])*[.I$3]" office:value-type="float" office:value="0" calcext:value-type="float">
            <text:p>0</text:p>
          </table:table-cell>
          <table:table-cell table:style-name="ce72" table:formula="of:=SUM([.J514:.J546])*[.J$3]" office:value-type="float" office:value="9" calcext:value-type="float">
            <text:p>9</text:p>
          </table:table-cell>
          <table:table-cell table:style-name="ce88" table:formula="of:=SUM([.K514:.K546])*[.K$3]" office:value-type="float" office:value="0" calcext:value-type="float">
            <text:p>0</text:p>
          </table:table-cell>
          <table:table-cell table:style-name="ce72" table:formula="of:=SUM([.L514:.L546])*[.L$3]" office:value-type="float" office:value="0" calcext:value-type="float">
            <text:p>0</text:p>
          </table:table-cell>
          <table:table-cell table:style-name="ce72" table:formula="of:=SUM([.M514:.M546])*[.M$3]" office:value-type="float" office:value="0" calcext:value-type="float">
            <text:p>0</text:p>
          </table:table-cell>
          <table:table-cell table:style-name="ce72" table:formula="of:=SUM([.N514:.N546])*[.N$3]" office:value-type="float" office:value="0" calcext:value-type="float">
            <text:p>0</text:p>
          </table:table-cell>
          <table:table-cell table:style-name="ce225" table:formula="of:=SUM([.C513:.N513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9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8:.C579])*[.C$3]" office:value-type="float" office:value="31" calcext:value-type="float">
            <text:p>31</text:p>
          </table:table-cell>
          <table:table-cell table:style-name="ce203" table:formula="of:=SUM([.D548:.D579])*[.D$3]" office:value-type="float" office:value="0" calcext:value-type="float">
            <text:p>0</text:p>
          </table:table-cell>
          <table:table-cell table:style-name="ce229" table:formula="of:=SUM([.E548:.E579])*[.E$3]" office:value-type="float" office:value="0" calcext:value-type="float">
            <text:p>0</text:p>
          </table:table-cell>
          <table:table-cell table:style-name="ce203" table:formula="of:=SUM([.F548:.F579])*[.F$3]" office:value-type="float" office:value="0" calcext:value-type="float">
            <text:p>0</text:p>
          </table:table-cell>
          <table:table-cell table:style-name="ce203" table:formula="of:=SUM([.G548:.G579])*[.G$3]" office:value-type="float" office:value="0" calcext:value-type="float">
            <text:p>0</text:p>
          </table:table-cell>
          <table:table-cell table:style-name="ce203" table:formula="of:=SUM([.H548:.H579])*[.H$3]" office:value-type="float" office:value="0" calcext:value-type="float">
            <text:p>0</text:p>
          </table:table-cell>
          <table:table-cell table:style-name="ce246" table:formula="of:=SUM([.I548:.I579])*[.I$3]" office:value-type="float" office:value="0" calcext:value-type="float">
            <text:p>0</text:p>
          </table:table-cell>
          <table:table-cell table:style-name="ce72" table:formula="of:=SUM([.J548:.J579])*[.J$3]" office:value-type="float" office:value="21" calcext:value-type="float">
            <text:p>21</text:p>
          </table:table-cell>
          <table:table-cell table:style-name="ce88" table:formula="of:=SUM([.K548:.K579])*[.K$3]" office:value-type="float" office:value="0" calcext:value-type="float">
            <text:p>0</text:p>
          </table:table-cell>
          <table:table-cell table:style-name="ce72" table:formula="of:=SUM([.L548:.L579])*[.L$3]" office:value-type="float" office:value="0" calcext:value-type="float">
            <text:p>0</text:p>
          </table:table-cell>
          <table:table-cell table:style-name="ce72" table:formula="of:=SUM([.M548:.M579])*[.M$3]" office:value-type="float" office:value="0" calcext:value-type="float">
            <text:p>0</text:p>
          </table:table-cell>
          <table:table-cell table:style-name="ce72" table:formula="of:=SUM([.N548:.N579])*[.N$3]" office:value-type="float" office:value="10" calcext:value-type="float">
            <text:p>10</text:p>
          </table:table-cell>
          <table:table-cell table:style-name="ce225" table:formula="of:=SUM([.C547:.N547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4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05" table:formula="of:=([.C547]+[.C513]+[.C503]+[.C462]+[.C458]+[.C452]+[.C438]+[.C420]+[.C399]+[.C368]+[.C298]+[.C292]+[.C286]+[.C269]+[.C249]+[.C236]+[.C221]+[.C202]+[.C188]+[.C179]+[.C159]+[.C155]+[.C149]+[.C147]+[.C122]+[.C98]+[.C94]+[.C92]+[.C41]+[.C24]+[.C13]+[.C4])/[.C$3]" office:value-type="float" office:value="148" calcext:value-type="float">
            <text:p>148</text:p>
          </table:table-cell>
          <table:table-cell table:style-name="ce205" table:formula="of:=([.D547]+[.D513]+[.D503]+[.D462]+[.D458]+[.D452]+[.D438]+[.D420]+[.D399]+[.D368]+[.D298]+[.D292]+[.D286]+[.D269]+[.D249]+[.D236]+[.D221]+[.D202]+[.D188]+[.D179]+[.D159]+[.D155]+[.D149]+[.D147]+[.D122]+[.D98]+[.D94]+[.D92]+[.D41]+[.D24]+[.D13]+[.D4])/[.D$3]" office:value-type="float" office:value="83" calcext:value-type="float">
            <text:p>83</text:p>
          </table:table-cell>
          <table:table-cell table:style-name="ce241" table:formula="of:=([.E547]+[.E513]+[.E503]+[.E462]+[.E458]+[.E452]+[.E438]+[.E420]+[.E399]+[.E368]+[.E298]+[.E292]+[.E286]+[.E269]+[.E249]+[.E236]+[.E221]+[.E202]+[.E188]+[.E179]+[.E159]+[.E155]+[.E149]+[.E147]+[.E122]+[.E98]+[.E94]+[.E92]+[.E41]+[.E24]+[.E13]+[.E4])/[.E$3]" office:value-type="float" office:value="55" calcext:value-type="float">
            <text:p>55</text:p>
          </table:table-cell>
          <table:table-cell table:style-name="ce205" table:formula="of:=([.F547]+[.F513]+[.F503]+[.F462]+[.F458]+[.F452]+[.F438]+[.F420]+[.F399]+[.F368]+[.F298]+[.F292]+[.F286]+[.F269]+[.F249]+[.F236]+[.F221]+[.F202]+[.F188]+[.F179]+[.F159]+[.F155]+[.F149]+[.F147]+[.F122]+[.F98]+[.F94]+[.F92]+[.F41]+[.F24]+[.F13]+[.F4])/[.F$3]" office:value-type="float" office:value="29" calcext:value-type="float">
            <text:p>29</text:p>
          </table:table-cell>
          <table:table-cell table:style-name="ce205" table:formula="of:=([.G547]+[.G513]+[.G503]+[.G462]+[.G458]+[.G452]+[.G438]+[.G420]+[.G399]+[.G368]+[.G298]+[.G292]+[.G286]+[.G269]+[.G249]+[.G236]+[.G221]+[.G202]+[.G188]+[.G179]+[.G159]+[.G155]+[.G149]+[.G147]+[.G122]+[.G98]+[.G94]+[.G92]+[.G41]+[.G24]+[.G13]+[.G4])/[.G$3]" office:value-type="float" office:value="4" calcext:value-type="float">
            <text:p>4</text:p>
          </table:table-cell>
          <table:table-cell table:style-name="ce205" table:formula="of:=([.H547]+[.H513]+[.H503]+[.H462]+[.H458]+[.H452]+[.H438]+[.H420]+[.H399]+[.H368]+[.H298]+[.H292]+[.H286]+[.H269]+[.H249]+[.H236]+[.H221]+[.H202]+[.H188]+[.H179]+[.H159]+[.H155]+[.H149]+[.H147]+[.H122]+[.H98]+[.H94]+[.H92]+[.H41]+[.H24]+[.H13]+[.H4])/[.H$3]" office:value-type="float" office:value="18" calcext:value-type="float">
            <text:p>18</text:p>
          </table:table-cell>
          <table:table-cell table:style-name="ce258" table:formula="of:=([.I547]+[.I513]+[.I503]+[.I462]+[.I458]+[.I452]+[.I438]+[.I420]+[.I399]+[.I368]+[.I298]+[.I292]+[.I286]+[.I269]+[.I249]+[.I236]+[.I221]+[.I202]+[.I188]+[.I179]+[.I159]+[.I155]+[.I149]+[.I147]+[.I122]+[.I98]+[.I94]+[.I92]+[.I41]+[.I24]+[.I13]+[.I4])/[.I$3]" office:value-type="float" office:value="19" calcext:value-type="float">
            <text:p>19</text:p>
          </table:table-cell>
          <table:table-cell table:style-name="ce84" table:formula="of:=([.J547]+[.J513]+[.J503]+[.J462]+[.J458]+[.J452]+[.J438]+[.J420]+[.J399]+[.J368]+[.J298]+[.J292]+[.J286]+[.J269]+[.J249]+[.J236]+[.J221]+[.J202]+[.J188]+[.J179]+[.J159]+[.J155]+[.J149]+[.J147]+[.J122]+[.J98]+[.J94]+[.J92]+[.J41]+[.J24]+[.J13]+[.J4])/[.J$3]" office:value-type="float" office:value="233" calcext:value-type="float">
            <text:p>233</text:p>
          </table:table-cell>
          <table:table-cell table:style-name="ce98" table:formula="of:=([.K547]+[.K513]+[.K503]+[.K462]+[.K458]+[.K452]+[.K438]+[.K420]+[.K399]+[.K368]+[.K298]+[.K292]+[.K286]+[.K269]+[.K249]+[.K236]+[.K221]+[.K202]+[.K188]+[.K179]+[.K159]+[.K155]+[.K149]+[.K147]+[.K122]+[.K98]+[.K94]+[.K92]+[.K41]+[.K24]+[.K13]+[.K4])/[.K$3]" office:value-type="float" office:value="0" calcext:value-type="float">
            <text:p>0</text:p>
          </table:table-cell>
          <table:table-cell table:style-name="ce103" table:formula="of:=([.L547]+[.L513]+[.L503]+[.L462]+[.L458]+[.L452]+[.L438]+[.L420]+[.L399]+[.L368]+[.L298]+[.L292]+[.L286]+[.L269]+[.L249]+[.L236]+[.L221]+[.L202]+[.L188]+[.L179]+[.L159]+[.L155]+[.L149]+[.L147]+[.L122]+[.L98]+[.L94]+[.L92]+[.L41]+[.L24]+[.L13]+[.L4])/[.L$3]" office:value-type="float" office:value="14" calcext:value-type="float">
            <text:p>14</text:p>
          </table:table-cell>
          <table:table-cell table:style-name="ce103" table:formula="of:=([.M547]+[.M513]+[.M503]+[.M462]+[.M458]+[.M452]+[.M438]+[.M420]+[.M399]+[.M368]+[.M298]+[.M292]+[.M286]+[.M269]+[.M249]+[.M236]+[.M221]+[.M202]+[.M188]+[.M179]+[.M159]+[.M155]+[.M149]+[.M147]+[.M122]+[.M98]+[.M94]+[.M92]+[.M41]+[.M24]+[.M13]+[.M4])/[.M$3]" office:value-type="float" office:value="0" calcext:value-type="float">
            <text:p>0</text:p>
          </table:table-cell>
          <table:table-cell table:style-name="ce115" table:formula="of:=([.N547]+[.N513]+[.N503]+[.N462]+[.N458]+[.N452]+[.N438]+[.N420]+[.N399]+[.N368]+[.N298]+[.N292]+[.N286]+[.N269]+[.N249]+[.N236]+[.N221]+[.N202]+[.N188]+[.N179]+[.N159]+[.N155]+[.N149]+[.N147]+[.N122]+[.N98]+[.N94]+[.N92]+[.N41]+[.N24]+[.N13]+[.N4])/[.N$3]" office:value-type="float" office:value="20" calcext:value-type="float">
            <text:p>20</text:p>
          </table:table-cell>
          <table:table-cell table:formula="of:=[.O547]+[.O513]+[.O503]+[.O462]+[.O458]+[.O452]+[.O438]+[.O420]+[.O399]+[.O368]+[.O298]+[.O292]+[.O286]+[.O269]+[.O249]+[.O236]+[.O221]+[.O202]+[.O188]+[.O179]+[.O159]+[.O155]+[.O149]+[.O147]+[.O122]+[.O98]+[.O94]+[.O92]+[.O41]+[.O24]+[.O13]+[.O4]" office:value-type="float" office:value="657" calcext:value-type="float">
            <text:p>657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0:.N580])" office:value-type="float" office:value="623" calcext:value-type="float">
            <text:p>623</text:p>
          </table:table-cell>
          <table:table-cell table:style-name="ce205" table:number-columns-repeated="1008"/>
          <table:table-cell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9" calcext:value-type="float">
            <text:p>9</text:p>
          </table:table-cell>
          <table:table-cell table:style-name="ce24" table:formula="of:=[.A12]+[.B12]" office:value-type="float" office:value="18" calcext:value-type="float">
            <text:p>18</text:p>
          </table:table-cell>
          <table:table-cell table:style-name="ce24" table:formula="of:=[.A12]*[.B12]" office:value-type="float" office:value="81" calcext:value-type="float">
            <text:p>81</text:p>
          </table:table-cell>
          <table:table-cell table:style-name="ce363"/>
          <table:table-cell table:style-name="ce2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20" calcext:value-type="float">
            <text:p>20</text:p>
          </table:table-cell>
          <table:table-cell table:style-name="ce24" table:formula="of:=[.A23]+[.B23]" office:value-type="float" office:value="40" calcext:value-type="float">
            <text:p>40</text:p>
          </table:table-cell>
          <table:table-cell table:style-name="ce24" table:formula="of:=[.A23]*[.B23]" office:value-type="float" office:value="400" calcext:value-type="float">
            <text:p>400</text:p>
          </table:table-cell>
          <table:table-cell table:style-name="ce24" table:formula="of:=[.D23]/5" office:value-type="float" office:value="80" calcext:value-type="float">
            <text:p>80</text:p>
          </table:table-cell>
          <table:table-cell table:style-name="ce2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15]+[.B15]" office:value-type="float" office:value="25" calcext:value-type="float">
            <text:p>25</text:p>
          </table:table-cell>
          <table:table-cell table:style-name="ce24" table:formula="of:=[.A15]*[.B15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A16]+[.B16]" office:value-type="float" office:value="25" calcext:value-type="float">
            <text:p>25</text:p>
          </table:table-cell>
          <table:table-cell table:style-name="ce24" table:formula="of:=[.A16]*[.B16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A30]+[.B30]" office:value-type="float" office:value="55" calcext:value-type="float">
            <text:p>55</text:p>
          </table:table-cell>
          <table:table-cell table:style-name="ce24" table:formula="of:=[.A30]*[.B30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formula="of:=[.A31]+[.B31]" office:value-type="float" office:value="55" calcext:value-type="float">
            <text:p>55</text:p>
          </table:table-cell>
          <table:table-cell table:style-name="ce24" table:formula="of:=[.A31]*[.B31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Keys</text:p>
          </table:table-cell>
          <table:table-cell table:style-name="ce24" office:value-type="string" calcext:value-type="string">
            <text:p>mm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mts</text:p>
          </table:table-cell>
          <table:table-cell table:style-name="ce2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[.A8]*[.B8]" office:value-type="float" office:value="258" calcext:value-type="float">
            <text:p>258</text:p>
          </table:table-cell>
          <table:table-cell table:style-name="ce24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1T17:13:06.371389637</dc:date>
    <meta:editing-duration>P1DT18H31M9S</meta:editing-duration>
    <meta:editing-cycles>393</meta:editing-cycles>
    <meta:generator>LibreOffice/6.1.5.2$Linux_X86_64 LibreOffice_project/10$Build-2</meta:generator>
    <meta:document-statistic meta:table-count="6" meta:cell-count="2324" meta:object-count="0"/>
  </office:meta>
</office:document-meta>
</file>